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 style:master-page-name="First_20_Page">
      <style:paragraph-properties fo:text-align="end" style:justify-single-word="false" style:page-number="auto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正页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正页">
      <style:text-properties fo:font-weight="normal" style:font-weight-asian="normal" style:font-weight-complex="normal"/>
    </style:style>
    <style:style style:name="P9" style:family="paragraph" style:parent-style-name="正页" style:list-style-name="L1">
      <style:text-properties fo:font-weight="normal" style:font-weight-asian="normal" style:font-weight-complex="normal"/>
    </style:style>
    <style:style style:name="P10" style:family="paragraph" style:parent-style-name="正页" style:list-style-name="L4">
      <style:text-properties fo:font-weight="normal" style:font-weight-asian="normal" style:font-weight-complex="normal"/>
    </style:style>
    <style:style style:name="P11" style:family="paragraph" style:parent-style-name="正页" style:list-style-name="L5">
      <style:text-properties fo:font-weight="normal" style:font-weight-asian="normal" style:font-weight-complex="normal"/>
    </style:style>
    <style:style style:name="P12" style:family="paragraph" style:parent-style-name="正页" style:list-style-name="L6">
      <style:text-properties fo:font-weight="normal" style:font-weight-asian="normal" style:font-weight-complex="normal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文档编号: 20120000 <text:s text:c="2"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文档名称:<text:tab/><text:span text:style-name="T1">可行性分析报告</text:span></text:p>
      <text:p text:style-name="P3"/>
      <text:p text:style-name="P3"><text:tab/><text:tab/><text:tab/><text:tab/>项目名称:<text:tab/>远程SQL</text:p>
      <text:p text:style-name="P3"/>
      <text:p text:style-name="P3"><text:tab/><text:tab/><text:tab/><text:tab/>项目负责人:<text:tab/>星枵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编写:<text:tab/>星枵<text:tab/><text:tab/><text:tab/><text:tab/>2012年08月08日</text:p>
      <text:p text:style-name="P3"/>
      <text:p text:style-name="P3"><text:tab/><text:tab/><text:tab/><text:tab/>校对:<text:tab/>Abreto<text:tab/><text:tab/><text:tab/><text:tab/>2012年08月08日</text:p>
      <text:p text:style-name="P3"/>
      <text:p text:style-name="P3"><text:tab/><text:tab/><text:tab/><text:tab/>审核:<text:tab/>中文控甲<text:tab/><text:tab/><text:tab/>2012年08月08日</text:p>
      <text:p text:style-name="P3"/>
      <text:p text:style-name="P3"><text:tab/><text:tab/><text:tab/><text:tab/>批准:<text:tab/>暴雨实验室<text:tab/><text:tab/><text:tab/>2012年08月08日</text:p>
      <text:p text:style-name="P4"/>
      <text:p text:style-name="P4"/>
      <text:p text:style-name="P4"/>
      <text:p text:style-name="正页"><text:soft-page-break/></text:p>
      <text:p text:style-name="正页"/>
      <text:p text:style-name="正页"/>
      <text:p text:style-name="P7">系统规格说明</text:p>
      <text:p text:style-name="正页"/>
      <text:p text:style-name="正页"/>
      <text:p text:style-name="正页"/>
      <text:p text:style-name="P8">一、系统功能和目标：</text:p>
      <text:p text:style-name="P8"/>
      <text:p text:style-name="P8"><text:tab/>随着有些竹鸡不能支持远程IP连接数据库的不断蛋疼，数据库操作已经成为了各大网站不可或缺的一个东西。为了满足这一蛋疼的需求，各大站长开发人员都想有一个在主机不支持远程IP连接的情况下能远程查询的解决方案。暴雨实验室自主设计和研发了这一适合中国国情的解决方案，旨在解决这一日益突出的问题。远程SQL是专门为蛋疼人士设计的一款解决方案。</text:p>
      <text:p text:style-name="P8"/>
      <text:p text:style-name="P8"><text:tab/>远程SQL系统的设计目标是立足于一个功能强大、技术先进、自由开放的远程操作数据库解决方案。功能强大意在正确的执行以及xxx(懒得写了..)；技术先进意味着最新哒哒哒(省略..)的巧妙结合；自由开放旨在您能随意传播和修改本系统。</text:p>
      <text:p text:style-name="P8"/>
      <text:p text:style-name="P8"/>
      <text:p text:style-name="P8"><text:tab/>本系统要实现的功能主要有：</text:p>
      <text:p text:style-name="P8"/>
      <text:list xml:id="list767994757" text:style-name="L1">
        <text:list-item>
          <text:list>
            <text:list-item>
              <text:list>
                <text:list-item>
                  <text:p text:style-name="P9">远程执行SQL查询。</text:p>
                </text:list-item>
                <text:list-item>
                  <text:p text:style-name="P9">远程执行SQL查询。</text:p>
                </text:list-item>
                <text:list-item>
                  <text:p text:style-name="P9">远程执行SQL查询。</text:p>
                </text:list-item>
                <text:list-item>
                  <text:p text:style-name="P9">远程执行SQL查询。</text:p>
                </text:list-item>
                <text:list-item>
                  <text:p text:style-name="P9">远程执行SQL查询。</text:p>
                </text:list-item>
                <text:list-item>
                  <text:p text:style-name="P9">远程执行SQL查询。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>二、可行性分析</text:p>
      <text:p text:style-name="P8"/>
      <text:p text:style-name="P8"/>
      <text:list xml:id="list1596547401" text:style-name="L5">
        <text:list-item>
          <text:p text:style-name="P11">技术可行性</text:p>
        </text:list-item>
      </text:list>
      <text:p text:style-name="P8"/>
      <text:p text:style-name="P8"><text:tab/>本软件暂使用PHP写运行在Web服务器上的服务端和客户端。以后会提供更多中选择。</text:p>
      <text:p text:style-name="P8"/>
      <text:list xml:id="list435543876" text:style-name="L4">
        <text:list-item>
          <text:p text:style-name="P10">经济可行性</text:p>
        </text:list-item>
      </text:list>
      <text:p text:style-name="P8"><text:tab/></text:p>
      <text:p text:style-name="P8"><text:tab/>管那么多干嘛。</text:p>
      <text:p text:style-name="P8"/>
      <text:list xml:id="list2056666390" text:style-name="L6">
        <text:list-item>
          <text:p text:style-name="P12">社会可行性</text:p>
        </text:list-item>
      </text:list>
      <text:p text:style-name="P8"><text:tab/></text:p>
      <text:p text:style-name="P8"><text:tab/>管那么多干嘛。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正页" style:family="paragraph" style:parent-style-name="Standard" style:class="text">
      <style:paragraph-properties fo:text-align="start" style:justify-single-word="false" fo:background-color="transparent" style:shadow="none">
        <style:tab-stops/>
        <style:background-image/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2</text:page-number> 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eto Fu</meta:initial-creator>
    <meta:creation-date>2012-08-08T21:58:32</meta:creation-date>
    <dc:date>2012-08-08T22:52:58</dc:date>
    <dc:creator>Abreto Fu</dc:creator>
    <meta:editing-duration>PT44M33S</meta:editing-duration>
    <meta:editing-cycles>79</meta:editing-cycles>
    <meta:generator>LibreOffice/3.5$Linux_X86_64 LibreOffice_project/350m1$Build-2</meta:generator>
    <meta:document-statistic meta:table-count="0" meta:image-count="0" meta:object-count="0" meta:page-count="2" meta:paragraph-count="29" meta:word-count="106" meta:character-count="568" meta:non-whitespace-character-count="626"/>
  </office:meta>
</office:document-meta>
</file>